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Goal of the project</text:span></text:p>
      <text:p text:style-name="P1"><text:span text:style-name="T1">-------------------</text:span></text:p>
      <text:p text:style-name="P1"><text:span text:style-name="T1">A simple application that handles customers booking of rental vehicles and the return of them. It should also be reasonable easy for a business owner to change the UI and the way data is stored.</text:span></text:p>
      <text:p text:style-name="P1"><text:span text:style-name="T1">-------------------</text:span></text:p>
      <text:p text:style-name="P1"><text:span text:style-name="T2"/></text:p>
      <text:p text:style-name="P1"><text:span text:style-name="T3">Structure Overview</text:span></text:p>
      <text:p text:style-name="P1"><text:span text:style-name="T3">--------------</text:span></text:p>
      <text:p text:style-name="P1"><text:span text:style-name="T3">The project will follow the MVVM-pattern to decouple the Views from the underlying logic, since the business owner might want to change the UI and data storage according to their needs. The database connection will be handled by a service class so that the ViewModel doesn't depend on the underlying implementation.</text:span></text:p>
      <text:p text:style-name="P1"><text:span text:style-name="T3">--------------</text:span></text:p>
      <text:p text:style-name="P1"><text:span text:style-name="T4"/></text:p>
      <text:p text:style-name="P1"><text:span text:style-name="T4"/></text:p>
      <text:p text:style-name="P1"><text:span text:style-name="T5">Criteria for completion</text:span></text:p>
      <text:p text:style-name="P1"><text:span text:style-name="T5">-----------------------</text:span></text:p>
      <text:p text:style-name="P1"><text:span text:style-name="T5">The project should be considered done when a customer can use the application to book a vehicle and also return it while giving the business owner the choise of UI and data storage.</text:span></text:p>
      <text:p text:style-name="P1"><text:span text:style-name="T5">-----------------------</text:span></text:p>
      <text:p text:style-name="P1"><text:span text:style-name="T6"/></text:p>
      <text:p text:style-name="P1"><text:span text:style-name="T6"/></text:p>
      <text:p text:style-name="P1"><text:span text:style-name="T6"/></text:p>
      <text:p text:style-name="P1"><text:span text:style-name="T6"/></text:p>
      <text:p text:style-name="P1"><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